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achlieli CLM3" svg:font-family="'Nachlieli CLM'" style:font-adornments="Regular" style:font-pitch="fixed"/>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family-generic="roman" style:font-pitch="variable"/>
    <style:font-face style:name="WenQuanYi Micro Hei" svg:font-family="'WenQuanYi Micro Hei'" style:font-family-generic="roman"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text-align="end" style:justify-single-word="false" style:writing-mode="rl-tb"/>
      <style:text-properties style:use-window-font-color="true" loext:opacity="0%" style:font-name="David CLM" fo:font-size="12pt" fo:font-style="normal" style:text-underline-style="none" officeooo:rsid="0471e334" officeooo:paragraph-rsid="0471e334" style:font-size-asian="12pt" style:font-style-asian="normal" style:font-name-complex="David CLM" style:font-size-complex="12pt" style:font-style-complex="normal"/>
    </style:style>
    <style:style style:name="P4" style:family="paragraph" style:parent-style-name="Standard">
      <style:paragraph-properties fo:text-align="end" style:justify-single-word="false" style:writing-mode="rl-tb"/>
      <style:text-properties style:use-window-font-color="true" loext:opacity="0%" style:font-name="David CLM" fo:font-size="12pt" fo:font-style="normal" style:text-underline-style="none" officeooo:rsid="0471e334" officeooo:paragraph-rsid="0471e334" style:font-size-asian="12pt" style:font-style-asian="normal" style:font-name-complex="David CLM" style:font-size-complex="12pt" style:font-style-complex="normal"/>
    </style:style>
    <style:style style:name="P5" style:family="paragraph" style:parent-style-name="Standard">
      <style:paragraph-properties fo:text-align="end" style:justify-single-word="false" style:writing-mode="rl-tb"/>
      <style:text-properties style:use-window-font-color="true" loext:opacity="0%" style:font-name="David CLM" fo:font-size="12pt" fo:font-style="normal" style:text-underline-style="none" fo:font-weight="bold" officeooo:rsid="046256f9" officeooo:paragraph-rsid="04aabe80" style:font-size-asian="12pt" style:font-style-asian="normal" style:font-weight-asian="bold" style:font-name-complex="David CLM" style:font-size-complex="12pt" style:font-style-complex="normal" style:font-weight-complex="bold"/>
    </style:style>
    <style:style style:name="P6" style:family="paragraph" style:parent-style-name="Text_20_body">
      <style:paragraph-properties fo:text-align="end" style:justify-single-word="false" style:writing-mode="rl-tb"/>
      <style:text-properties style:use-window-font-color="true" loext:opacity="0%" style:font-name="David CLM" fo:font-size="12pt" officeooo:rsid="04720049" officeooo:paragraph-rsid="04720049" style:font-size-asian="12pt" style:font-name-complex="David CLM" style:font-size-complex="12pt"/>
    </style:style>
    <style:style style:name="P7" style:family="paragraph" style:parent-style-name="Default">
      <style:paragraph-properties fo:text-align="end" style:justify-single-word="false" style:writing-mode="rl-tb"/>
      <style:text-properties style:use-window-font-color="true" loext:opacity="0%" style:font-name="David CLM" fo:font-size="12pt" officeooo:rsid="0471e334" officeooo:paragraph-rsid="0471e334" style:font-size-asian="12pt" style:font-name-complex="David CLM" style:font-size-complex="12pt"/>
    </style:style>
    <style:style style:name="P8" style:family="paragraph" style:parent-style-name="Default">
      <style:paragraph-properties fo:text-align="end" style:justify-single-word="false" style:writing-mode="rl-tb"/>
      <style:text-properties style:use-window-font-color="true" loext:opacity="0%" style:font-name="David CLM" fo:font-size="12pt" officeooo:rsid="045cd439" officeooo:paragraph-rsid="045cd439" style:font-size-asian="12pt" style:font-name-complex="David CLM" style:font-size-complex="12pt"/>
    </style:style>
    <style:style style:name="P9" style:family="paragraph" style:parent-style-name="Default">
      <style:paragraph-properties fo:text-align="end" style:justify-single-word="false" style:writing-mode="rl-tb"/>
      <style:text-properties style:use-window-font-color="true" loext:opacity="0%" style:font-name="David CLM" fo:font-size="12pt" officeooo:rsid="04493250" officeooo:paragraph-rsid="04738f4b" style:font-size-asian="12pt" style:font-name-complex="David CLM" style:font-size-complex="12pt"/>
    </style:style>
    <style:style style:name="P1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style:font-size-asian="12pt" style:font-name-complex="David CLM" style:font-size-complex="12pt"/>
    </style:style>
    <style:style style:name="P1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4738f4b" style:font-size-asian="12pt" style:font-name-complex="David CLM" style:font-size-complex="12pt"/>
    </style:style>
    <style:style style:name="P12" style:family="paragraph" style:parent-style-name="Default">
      <style:paragraph-properties fo:text-align="end" style:justify-single-word="false" style:writing-mode="rl-tb"/>
      <style:text-properties style:use-window-font-color="true" loext:opacity="0%" style:font-name="David CLM" fo:font-size="12pt" fo:font-weight="bold" officeooo:rsid="0453e40f" officeooo:paragraph-rsid="04acf884" style:font-size-asian="12pt" style:font-weight-asian="bold" style:font-name-complex="David CLM" style:font-size-complex="12pt"/>
    </style:style>
    <style:style style:name="P13" style:family="paragraph" style:parent-style-name="Heading_20_2">
      <style:text-properties style:use-window-font-color="true" loext:opacity="0%" style:text-outline="false" style:text-line-through-style="none" style:text-line-through-type="none" style:font-name="David CLM" fo:font-size="12pt" fo:font-style="normal" fo:text-shadow="none" style:text-underline-style="none" fo:font-weight="normal" officeooo:rsid="04a0882f" officeooo:paragraph-rsid="046256f9" style:letter-kerning="true" style:font-size-asian="12pt" style:font-style-asian="normal" style:font-weight-asian="normal" style:font-name-complex="David CLM" style:font-size-complex="12pt" style:font-weight-complex="normal" style:text-emphasize="none"/>
    </style:style>
    <style:style style:name="P1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1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4738f4b" style:letter-kerning="true" style:font-size-asian="12pt" style:font-style-asian="normal" style:font-weight-asian="normal" style:font-name-complex="David CLM" style:font-size-complex="12pt" style:text-emphasize="none"/>
    </style:style>
    <style:style style:name="P1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464f759" officeooo:paragraph-rsid="0464f759" style:letter-kerning="true" style:font-size-asian="12pt" style:font-style-asian="normal" style:font-weight-asian="normal" style:font-name-complex="David CLM" style:font-size-complex="12pt" style:text-emphasize="none"/>
    </style:style>
    <style:style style:name="P1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4738f4b" officeooo:paragraph-rsid="04738f4b" style:letter-kerning="true" style:font-size-asian="12pt" style:font-style-asian="normal" style:font-weight-asian="normal" style:font-name-complex="David CLM" style:font-size-complex="12pt" style:text-emphasize="none"/>
    </style:style>
    <style:style style:name="P18" style:family="paragraph" style:parent-style-name="Heading_20_2">
      <style:text-properties style:use-window-font-color="true" loext:opacity="0%" style:text-outline="false" style:text-line-through-style="none" style:text-line-through-type="none" style:font-name="David CLM" fo:font-size="12pt" fo:font-style="normal" fo:text-shadow="none" style:text-underline-style="none" fo:font-weight="normal" officeooo:rsid="046256f9" officeooo:paragraph-rsid="046256f9" style:letter-kerning="true" style:font-size-asian="12pt" style:font-style-asian="normal" style:font-weight-asian="normal" style:font-name-complex="David CLM" style:font-size-complex="12pt" style:font-weight-complex="bold" style:text-emphasize="none"/>
    </style:style>
    <style:style style:name="P19"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Nachlieli CLM3" fo:font-size="12pt" fo:font-style="normal" fo:text-shadow="none" style:text-underline-style="none" fo:font-weight="normal" officeooo:rsid="04acf884" officeooo:paragraph-rsid="04acf884" style:letter-kerning="true" style:font-size-asian="10.5pt" style:font-style-asian="normal" style:font-weight-asian="normal" style:font-name-complex="David CLM" style:font-size-complex="12pt" style:text-emphasize="none"/>
    </style:style>
    <style:style style:name="P20" style:family="paragraph" style:parent-style-name="Text_20_body">
      <style:text-properties style:font-name="David CLM" officeooo:paragraph-rsid="0447fba5" style:font-name-complex="David CLM"/>
    </style:style>
    <style:style style:name="P21" style:family="paragraph" style:parent-style-name="Text_20_body">
      <style:text-properties style:font-name="David CLM" officeooo:rsid="04445db3" officeooo:paragraph-rsid="04493a76" style:font-name-complex="David CLM"/>
    </style:style>
    <style:style style:name="P22" style:family="paragraph" style:parent-style-name="Text_20_body">
      <style:text-properties style:font-name="David CLM" officeooo:rsid="044b10e7" officeooo:paragraph-rsid="044b10e7" style:font-name-complex="David CLM"/>
    </style:style>
    <style:style style:name="P23" style:family="paragraph" style:parent-style-name="Text_20_body">
      <style:text-properties style:font-name="David CLM" officeooo:rsid="044d066a" officeooo:paragraph-rsid="044d066a" style:font-name-complex="David CLM"/>
    </style:style>
    <style:style style:name="P24" style:family="paragraph" style:parent-style-name="Text_20_body">
      <style:text-properties style:font-name="David CLM" officeooo:rsid="044c0344" officeooo:paragraph-rsid="044c0344" style:font-name-complex="David CLM"/>
    </style:style>
    <style:style style:name="P25" style:family="paragraph" style:parent-style-name="Text_20_body">
      <style:text-properties style:font-name="David CLM" officeooo:rsid="0453e40f" officeooo:paragraph-rsid="0453e40f" style:font-name-complex="David CLM"/>
    </style:style>
    <style:style style:name="P26" style:family="paragraph" style:parent-style-name="Text_20_body">
      <style:text-properties style:font-name="David CLM" officeooo:rsid="045b0a61" officeooo:paragraph-rsid="045b0a61" style:font-name-complex="David CLM"/>
    </style:style>
    <style:style style:name="P27" style:family="paragraph" style:parent-style-name="Text_20_body">
      <style:text-properties style:font-name="David CLM" officeooo:rsid="045b0a61" officeooo:paragraph-rsid="045cd439" style:font-name-complex="David CLM"/>
    </style:style>
    <style:style style:name="P28" style:family="paragraph" style:parent-style-name="Text_20_body">
      <style:text-properties style:font-name="David CLM" officeooo:rsid="02d00e5f" officeooo:paragraph-rsid="032aa1da" style:font-name-complex="David CLM"/>
    </style:style>
    <style:style style:name="P29" style:family="paragraph" style:parent-style-name="Text_20_body">
      <style:text-properties style:font-name="David CLM" fo:font-style="normal" style:text-underline-style="none" officeooo:rsid="04563442" officeooo:paragraph-rsid="04563442" style:font-style-asian="normal" style:font-name-complex="David CLM" style:font-style-complex="normal"/>
    </style:style>
    <style:style style:name="P30" style:family="paragraph" style:parent-style-name="Text_20_body">
      <style:text-properties style:font-name="David CLM" fo:font-style="normal" style:text-underline-style="none" officeooo:rsid="04563442" officeooo:paragraph-rsid="045784ad" style:font-style-asian="normal" style:font-name-complex="David CLM" style:font-style-complex="normal"/>
    </style:style>
    <style:style style:name="P31" style:family="paragraph" style:parent-style-name="Text_20_body">
      <style:text-properties style:font-name="David CLM" fo:font-style="normal" style:text-underline-style="none" officeooo:rsid="04563442" officeooo:paragraph-rsid="0458e858" style:font-style-asian="normal" style:font-name-complex="David CLM" style:font-style-complex="normal"/>
    </style:style>
    <style:style style:name="P32" style:family="paragraph" style:parent-style-name="Text_20_body">
      <style:text-properties style:font-name="David CLM" fo:font-style="normal" style:text-underline-style="none" officeooo:rsid="04563442" officeooo:paragraph-rsid="04b0fd88" style:font-style-asian="normal" style:font-name-complex="David CLM" style:font-style-complex="normal"/>
    </style:style>
    <style:style style:name="P33" style:family="paragraph" style:parent-style-name="Text_20_body">
      <style:text-properties style:font-name="David CLM" fo:font-style="normal" style:text-underline-style="none" officeooo:rsid="0458e858" officeooo:paragraph-rsid="0458e858" style:font-style-asian="normal" style:font-name-complex="David CLM" style:font-style-complex="normal"/>
    </style:style>
    <style:style style:name="P34" style:family="paragraph" style:parent-style-name="Text_20_body">
      <style:text-properties style:font-name="David CLM" fo:font-style="normal" style:text-underline-style="none" officeooo:rsid="0458e858" officeooo:paragraph-rsid="04710061" style:font-style-asian="normal" style:font-name-complex="David CLM" style:font-style-complex="normal"/>
    </style:style>
    <style:style style:name="P35" style:family="paragraph" style:parent-style-name="Text_20_body">
      <style:text-properties style:font-name="David CLM" fo:font-style="normal" style:text-underline-style="none" officeooo:rsid="0458e858" officeooo:paragraph-rsid="0471e334" style:font-style-asian="normal" style:font-name-complex="David CLM" style:font-style-complex="normal"/>
    </style:style>
    <style:style style:name="P36" style:family="paragraph" style:parent-style-name="Text_20_body">
      <style:text-properties style:font-name="David CLM" fo:font-style="normal" style:text-underline-style="none" officeooo:rsid="045b0a61" officeooo:paragraph-rsid="045b0a61" style:font-style-asian="normal" style:font-name-complex="David CLM" style:font-style-complex="normal"/>
    </style:style>
    <style:style style:name="P37" style:family="paragraph" style:parent-style-name="Text_20_body">
      <style:text-properties style:font-name="David CLM" fo:font-style="normal" style:text-underline-style="none" officeooo:rsid="045cd439" officeooo:paragraph-rsid="045cd439" style:font-style-asian="normal" style:font-name-complex="David CLM" style:font-style-complex="normal"/>
    </style:style>
    <style:style style:name="P38" style:family="paragraph" style:parent-style-name="Heading_20_2">
      <style:text-properties style:font-name="David CLM" fo:font-weight="bold" style:font-weight-asian="bold" style:font-name-complex="David CLM" style:font-weight-complex="bold"/>
    </style:style>
    <style:style style:name="P39" style:family="paragraph" style:parent-style-name="Heading_20_3">
      <style:text-properties fo:font-size="13pt" fo:font-weight="bold" style:font-size-asian="13pt" style:font-weight-asian="bold" style:font-size-complex="13pt" style:font-weight-complex="bold"/>
    </style:style>
    <style:style style:name="P40" style:family="paragraph" style:parent-style-name="Heading_20_1">
      <style:text-properties style:font-name="David CLM" officeooo:rsid="04445db3" officeooo:paragraph-rsid="04445db3" style:font-name-complex="David CLM"/>
    </style:style>
    <style:style style:name="P41" style:family="paragraph" style:parent-style-name="Text_20_body" style:list-style-name="L1">
      <style:text-properties style:font-name="David CLM" officeooo:rsid="04493250" officeooo:paragraph-rsid="04493250" style:font-name-complex="David CLM"/>
    </style:style>
    <style:style style:name="P42" style:family="paragraph" style:parent-style-name="Text_20_body" style:list-style-name="L1">
      <style:text-properties style:font-name="David CLM" officeooo:rsid="044d066a" officeooo:paragraph-rsid="04493250" style:font-name-complex="David CLM"/>
    </style:style>
    <style:style style:name="P43" style:family="paragraph" style:parent-style-name="Text_20_body" style:list-style-name="L2">
      <style:text-properties style:font-name="David CLM" officeooo:rsid="044e8cf1" officeooo:paragraph-rsid="044e8cf1" style:font-name-complex="David CLM"/>
    </style:style>
    <style:style style:name="P44" style:family="paragraph" style:parent-style-name="Text_20_body" style:list-style-name="L2">
      <style:text-properties style:font-name="David CLM" officeooo:rsid="045008e8" officeooo:paragraph-rsid="045008e8" style:font-name-complex="David CLM"/>
    </style:style>
    <style:style style:name="P45" style:family="paragraph" style:parent-style-name="Text_20_body" style:list-style-name="L3">
      <style:text-properties style:font-name="David CLM" officeooo:paragraph-rsid="045a7dd7" style:font-name-complex="David CLM"/>
    </style:style>
    <style:style style:name="P46" style:family="paragraph" style:parent-style-name="Text_20_body" style:list-style-name="L3">
      <style:text-properties style:font-name="David CLM" officeooo:rsid="045b0a61" officeooo:paragraph-rsid="045b0a61" style:font-name-complex="David CLM"/>
    </style:style>
    <style:style style:name="P47" style:family="paragraph" style:parent-style-name="Text_20_body" style:list-style-name="L4">
      <style:text-properties style:font-name="David CLM" officeooo:paragraph-rsid="0471e334" style:font-name-complex="David CLM"/>
    </style:style>
    <style:style style:name="P48" style:family="paragraph" style:parent-style-name="Text_20_body" style:list-style-name="L3">
      <style:text-properties style:font-name="David CLM" fo:font-style="normal" style:text-underline-style="none" officeooo:rsid="0458e858" officeooo:paragraph-rsid="045a7dd7" style:font-style-asian="normal" style:font-name-complex="David CLM" style:font-style-complex="normal"/>
    </style:style>
    <style:style style:name="P49" style:family="paragraph" style:parent-style-name="Text_20_body" style:list-style-name="L3">
      <style:text-properties style:font-name="David CLM" fo:font-style="normal" style:text-underline-style="none" officeooo:rsid="045b0a61" officeooo:paragraph-rsid="045b0a61" style:font-style-asian="normal" style:font-name-complex="David CLM" style:font-style-complex="normal"/>
    </style:style>
    <style:style style:name="P50" style:family="paragraph" style:parent-style-name="Text_20_body" style:list-style-name="L4">
      <style:text-properties style:font-name="David CLM" fo:font-style="normal" style:text-underline-style="none" officeooo:rsid="0471e334" officeooo:paragraph-rsid="0471e334" style:font-style-asian="normal" style:font-name-complex="David CLM" style:font-style-complex="normal"/>
    </style:style>
    <style:style style:name="T1" style:family="text">
      <style:text-properties fo:font-weight="bold" style:font-weight-asian="bold" style:font-weight-complex="bold"/>
    </style:style>
    <style:style style:name="T2" style:family="text">
      <style:text-properties fo:font-weight="bold" officeooo:rsid="0445f01a" style:font-weight-asian="bold" style:font-weight-complex="bold"/>
    </style:style>
    <style:style style:name="T3" style:family="text">
      <style:text-properties fo:font-weight="bold" officeooo:rsid="04493a76" style:font-weight-asian="bold" style:font-weight-complex="bold"/>
    </style:style>
    <style:style style:name="T4" style:family="text">
      <style:text-properties fo:font-weight="bold" officeooo:rsid="045008e8" style:font-weight-asian="bold" style:font-weight-complex="bold"/>
    </style:style>
    <style:style style:name="T5" style:family="text">
      <style:text-properties fo:font-weight="bold" officeooo:rsid="04445db3" style:font-weight-asian="bold" style:font-weight-complex="bold"/>
    </style:style>
    <style:style style:name="T6" style:family="text">
      <style:text-properties officeooo:rsid="0445f01a"/>
    </style:style>
    <style:style style:name="T7" style:family="text">
      <style:text-properties officeooo:rsid="0447fba5"/>
    </style:style>
    <style:style style:name="T8" style:family="text">
      <style:text-properties fo:color="#009900" loext:opacity="100%"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text-emphasize="none"/>
    </style:style>
    <style:style style:name="T9" style:family="text">
      <style:text-properties fo:color="#009900" loext:opacity="100%" style:text-outline="false" style:text-line-through-style="none" style:text-line-through-type="none" fo:font-size="12pt" fo:font-style="normal" fo:text-shadow="none" style:text-underline-style="none" fo:font-weight="normal" officeooo:rsid="0447fba5" style:letter-kerning="true" style:font-size-asian="12pt" style:font-style-asian="normal" style:font-weight-asian="normal" style:font-size-complex="12pt" style:text-emphasize="none"/>
    </style:style>
    <style:style style:name="T10" style:family="text">
      <style:text-properties fo:font-weight="normal" style:font-weight-asian="normal" style:font-weight-complex="normal"/>
    </style:style>
    <style:style style:name="T11" style:family="text">
      <style:text-properties style:use-window-font-color="true" loext:opacity="0%" style:text-outline="false" style:text-line-through-style="none" style:text-line-through-type="none" fo:font-size="12pt" fo:font-style="normal" fo:text-shadow="none" style:text-underline-style="none" fo:font-weight="normal" officeooo:rsid="0447fba5" style:letter-kerning="true" style:font-size-asian="12pt" style:font-style-asian="normal" style:font-weight-asian="normal" style:font-size-complex="12pt" style:text-emphasize="none"/>
    </style:style>
    <style:style style:name="T12" style:family="text">
      <style:text-properties officeooo:rsid="04493a76"/>
    </style:style>
    <style:style style:name="T13" style:family="text">
      <style:text-properties officeooo:rsid="044b10e7"/>
    </style:style>
    <style:style style:name="T14" style:family="text">
      <style:text-properties officeooo:rsid="044d066a"/>
    </style:style>
    <style:style style:name="T15" style:family="text">
      <style:text-properties officeooo:rsid="045008e8"/>
    </style:style>
    <style:style style:name="T16" style:family="text">
      <style:text-properties officeooo:rsid="045585ef"/>
    </style:style>
    <style:style style:name="T17" style:family="text">
      <style:text-properties officeooo:rsid="0458e858"/>
    </style:style>
    <style:style style:name="T18"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style-complex="normal" style:font-weight-complex="bold" style:text-emphasize="none"/>
    </style:style>
    <style:style style:name="T19" style:family="text">
      <style:text-properties style:text-outline="false" style:text-line-through-style="none" style:text-line-through-type="none" fo:font-style="normal" fo:text-shadow="none" style:text-underline-style="none" fo:font-weight="bold" officeooo:rsid="045ed11f" style:letter-kerning="true" style:font-style-asian="normal" style:font-weight-asian="bold" style:font-style-complex="normal" style:font-weight-complex="bold" style:text-emphasize="none"/>
    </style:style>
    <style:style style:name="T20"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21"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22"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3" style:family="text">
      <style:text-properties style:text-outline="false" style:text-line-through-style="none" style:text-line-through-type="none" fo:font-style="normal" fo:text-shadow="none" style:text-underline-style="none" fo:font-weight="normal" officeooo:rsid="04603c1a" style:letter-kerning="true" style:font-style-asian="normal" style:font-weight-asian="normal" style:text-emphasize="none"/>
    </style:style>
    <style:style style:name="T24" style:family="text">
      <style:text-properties style:text-outline="false" style:text-line-through-style="none" style:text-line-through-type="none" fo:font-style="normal" fo:text-shadow="none" style:text-underline-style="none" fo:font-weight="normal" officeooo:rsid="0471e334" style:letter-kerning="true" style:font-style-asian="normal" style:font-weight-asian="normal" style:text-emphasize="none"/>
    </style:style>
    <style:style style:name="T25" style:family="text">
      <style:text-properties style:text-outline="false" style:text-line-through-style="none" style:text-line-through-type="none" fo:font-style="normal" fo:text-shadow="none" style:text-underline-style="none" fo:font-weight="normal" officeooo:rsid="0471ee64" style:letter-kerning="true" style:font-style-asian="normal" style:font-weight-asian="normal" style:text-emphasize="none"/>
    </style:style>
    <style:style style:name="T26" style:family="text">
      <style:text-properties style:text-outline="false" style:text-line-through-style="none" style:text-line-through-type="none" fo:font-style="normal" fo:text-shadow="none" style:text-underline-style="none" fo:font-weight="normal" officeooo:rsid="04b19e00" style:letter-kerning="true" style:font-style-asian="normal" style:font-weight-asian="normal" style:text-emphasize="none"/>
    </style:style>
    <style:style style:name="T27"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28"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29"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text-emphasize="none"/>
    </style:style>
    <style:style style:name="T30"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text-emphasize="none"/>
    </style:style>
    <style:style style:name="T31" style:family="text">
      <style:text-properties style:text-outline="false" style:text-line-through-style="none" style:text-line-through-type="none" style:font-name="Nachlieli CLM3" fo:font-size="36pt" fo:font-style="normal" fo:text-shadow="none" style:text-underline-style="none" fo:font-weight="normal" officeooo:rsid="04acf884" style:letter-kerning="true" style:font-size-asian="36pt" style:font-style-asian="normal" style:font-weight-asian="normal" style:font-style-complex="normal" style:font-weight-complex="normal" style:text-emphasize="none"/>
    </style:style>
    <style:style style:name="T32" style:family="text">
      <style:text-properties style:text-outline="false" style:text-line-through-style="none" style:text-line-through-type="none" style:font-name="Nachlieli CLM3" fo:font-size="36pt" fo:font-style="normal" fo:text-shadow="none" style:text-underline-style="none" fo:font-weight="normal" style:letter-kerning="true" style:font-size-asian="36pt" style:font-style-asian="normal" style:font-weight-asian="normal" style:text-emphasize="none"/>
    </style:style>
    <style:style style:name="T33" style:family="text">
      <style:text-properties style:text-outline="false" style:text-line-through-style="none" style:text-line-through-type="none" style:font-name="Nachlieli CLM3" fo:font-size="36pt" fo:font-style="normal" fo:text-shadow="none" style:text-underline-style="none" fo:font-weight="normal" officeooo:rsid="04acf884" style:letter-kerning="true" style:font-size-asian="36pt" style:font-style-asian="normal" style:font-weight-asian="normal" style:text-emphasize="none"/>
    </style:style>
    <style:style style:name="T34" style:family="text">
      <style:text-properties style:text-outline="false" style:text-line-through-style="none" style:text-line-through-type="none" style:font-name="Nachlieli CLM3" fo:font-size="36pt" fo:font-style="normal" fo:text-shadow="none" style:text-underline-style="none" fo:font-weight="normal" officeooo:rsid="04ad5a6a" style:letter-kerning="true" style:font-size-asian="36pt" style:font-style-asian="normal" style:font-weight-asian="normal" style:text-emphasize="none"/>
    </style:style>
    <style:style style:name="T35" style:family="text">
      <style:text-properties style:text-outline="false" style:text-line-through-style="none" style:text-line-through-type="none" style:font-name="Nachlieli CLM3" fo:language="en" fo:country="US" fo:font-style="normal" fo:text-shadow="none" style:text-underline-style="none" fo:font-weight="normal" officeooo:rsid="04acf884" style:letter-kerning="true" style:font-style-asian="normal" style:font-weight-asian="normal" style:text-emphasize="none"/>
    </style:style>
    <style:style style:name="T36" style:family="text">
      <style:text-properties style:text-outline="false" style:text-line-through-style="none" style:text-line-through-type="none" style:font-name="Nachlieli CLM3" fo:language="en" fo:country="US" fo:font-style="normal" fo:text-shadow="none" style:text-underline-style="none" fo:font-weight="normal" officeooo:rsid="04ad5a6a" style:letter-kerning="true" style:font-style-asian="normal" style:font-weight-asian="normal" style:text-emphasize="none"/>
    </style:style>
    <style:style style:name="T37" style:family="text">
      <style:text-properties style:text-outline="false" style:text-line-through-style="none" style:text-line-through-type="none" style:font-name="Nachlieli CLM3" fo:language="en" fo:country="US" fo:font-style="normal" fo:text-shadow="none" style:text-underline-style="none" fo:font-weight="normal" officeooo:rsid="04ae42f0" style:letter-kerning="true" style:font-style-asian="normal" style:font-weight-asian="normal" style:text-emphasize="none"/>
    </style:style>
    <style:style style:name="T38" style:family="text">
      <style:text-properties style:text-outline="false" style:text-line-through-style="none" style:text-line-through-type="none" style:font-name="Nachlieli CLM3" fo:language="en" fo:country="US" fo:font-style="normal" fo:text-shadow="none" style:text-underline-style="none" fo:font-weight="normal" officeooo:rsid="04ae5353" style:letter-kerning="true" style:font-style-asian="normal" style:font-weight-asian="normal" style:text-emphasize="none"/>
    </style:style>
    <style:style style:name="T39" style:family="text">
      <style:text-properties style:text-outline="false" style:text-line-through-style="none" style:text-line-through-type="none" style:font-name="Nachlieli CLM3" fo:language="en" fo:country="US" fo:font-style="italic" fo:text-shadow="none" style:text-underline-style="none" fo:font-weight="normal" officeooo:rsid="04acf884" style:letter-kerning="true" style:font-style-asian="italic" style:font-weight-asian="normal" style:font-style-complex="italic" style:text-emphasize="none"/>
    </style:style>
    <style:style style:name="T40" style:family="text">
      <style:text-properties style:text-outline="false" style:text-line-through-style="none" style:text-line-through-type="none" style:font-name="Times New Roman" fo:font-style="normal" fo:text-shadow="none" style:text-underline-style="none" fo:font-weight="normal" style:letter-kerning="true" style:font-style-asian="normal" style:font-weight-asian="normal" style:text-emphasize="none"/>
    </style:style>
    <style:style style:name="T41"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font-style-complex="italic" style:text-emphasize="none"/>
    </style:style>
    <style:style style:name="T42" style:family="text">
      <style:text-properties officeooo:rsid="047076bc"/>
    </style:style>
    <style:style style:name="T43" style:family="text">
      <style:text-properties officeooo:rsid="04710061"/>
    </style:style>
    <style:style style:name="T44" style:family="text">
      <style:text-properties fo:font-style="italic" officeooo:rsid="04b0fd88" style:font-style-asian="italic" style:font-style-complex="italic"/>
    </style:style>
    <style:style style:name="T45" style:family="text">
      <style:text-properties fo:font-style="italic" style:text-underline-style="none" style:font-style-asian="italic" style:font-style-complex="italic"/>
    </style:style>
    <style:style style:name="T46" style:family="text">
      <style:text-properties fo:font-style="italic" style:text-underline-style="none" officeooo:rsid="0471e334" style:font-style-asian="italic" style:font-style-complex="italic"/>
    </style:style>
    <style:style style:name="T47" style:family="text">
      <style:text-properties fo:font-style="normal" style:text-underline-style="none" style:font-style-asian="normal" style:font-style-complex="normal"/>
    </style:style>
    <style:style style:name="T48" style:family="text">
      <style:text-properties fo:font-style="normal" style:text-underline-style="none" officeooo:rsid="0458e858" style:font-style-asian="normal" style:font-style-complex="normal"/>
    </style:style>
    <style:style style:name="T49" style:family="text">
      <style:text-properties fo:font-style="normal" style:text-underline-style="none" officeooo:rsid="045a7dd7" style:font-style-asian="normal" style:font-style-complex="normal"/>
    </style:style>
    <style:style style:name="T50" style:family="text">
      <style:text-properties fo:font-style="normal" style:text-underline-style="none" officeooo:rsid="045b0a61" style:font-style-asian="normal" style:font-style-complex="normal"/>
    </style:style>
    <style:style style:name="T51" style:family="text">
      <style:text-properties fo:font-style="normal" style:text-underline-style="none" officeooo:rsid="045cd439" style:font-style-asian="normal" style:font-style-complex="normal"/>
    </style:style>
    <style:style style:name="T52" style:family="text">
      <style:text-properties fo:font-style="normal" style:text-underline-style="none" officeooo:rsid="04710061" style:font-style-asian="normal" style:font-style-complex="normal"/>
    </style:style>
    <style:style style:name="T53" style:family="text">
      <style:text-properties fo:font-style="normal" style:text-underline-style="none" officeooo:rsid="0471e334" style:font-style-asian="normal" style:font-style-complex="normal"/>
    </style:style>
    <style:style style:name="T54" style:family="text">
      <style:text-properties fo:font-style="normal" style:text-underline-style="none" fo:font-weight="bold" officeooo:rsid="045cd439" style:font-style-asian="normal" style:font-weight-asian="bold" style:font-style-complex="normal" style:font-weight-complex="bold"/>
    </style:style>
    <style:style style:name="T55" style:family="text">
      <style:text-properties fo:font-style="normal" style:text-underline-style="none" fo:font-weight="bold" officeooo:rsid="045ed11f" style:font-style-asian="normal" style:font-weight-asian="bold" style:font-style-complex="normal" style:font-weight-complex="bold"/>
    </style:style>
    <style:style style:name="T56" style:family="text">
      <style:text-properties fo:font-style="normal" style:text-underline-style="none" fo:font-weight="normal" officeooo:rsid="045ed11f" style:font-style-asian="normal" style:font-weight-asian="normal" style:font-style-complex="normal" style:font-weight-complex="normal"/>
    </style:style>
    <style:style style:name="T57" style:family="text">
      <style:text-properties style:text-underline-style="none"/>
    </style:style>
    <style:style style:name="T58" style:family="text">
      <style:text-properties officeooo:rsid="046256f9" style:font-weight-complex="bold"/>
    </style:style>
    <style:style style:name="T59" style:family="text">
      <style:text-properties fo:font-size="12pt" officeooo:rsid="0447fba5" style:font-size-asian="12pt" style:font-size-complex="12pt"/>
    </style:style>
    <style:style style:name="T60" style:family="text">
      <style:text-properties officeooo:rsid="04445db3"/>
    </style:style>
    <style:style style:name="T61" style:family="text">
      <style:text-properties officeooo:rsid="04b0fd88"/>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0.5555in" fo:text-indent="-0.25in" fo:margin-left="0.555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8055in" fo:text-indent="-0.25in" fo:margin-left="0.805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0555in" fo:text-indent="-0.25in" fo:margin-left="1.0555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3055in" fo:text-indent="-0.25in" fo:margin-left="1.305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555in" fo:text-indent="-0.25in" fo:margin-left="1.555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8055in" fo:text-indent="-0.25in" fo:margin-left="1.805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0555in" fo:text-indent="-0.25in" fo:margin-left="2.0555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3055in" fo:text-indent="-0.25in" fo:margin-left="2.305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555in" fo:text-indent="-0.25in" fo:margin-left="2.555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8055in" fo:text-indent="-0.25in" fo:margin-left="2.8055in"/>
        </style:list-level-properties>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אלגוריתמים לחלוקה הוגנת של עוגות וקרקעות</text:h>
      <text:p text:style-name="P20"><text:span text:style-name="T60">בשיעור הזה נתחיל ללמוד על אלגוריתמים לחלוקה. כפי שאמרנו במבוא, ישנם שיקולים רבים שלפיהם מחליטים איך לחלק דברים. בשיעורים הקרובים נתמקד בשיקול של </text:span><text:span text:style-name="T5">הגינות</text:span><text:span text:style-name="T60">. יש סוגים רבים של בעיות חלוקה הוגנת, וכיום חלק מהאלגוריתמים כבר מיושמים. אפשר לראות דוגמאות כאן: </text:span><text:span text:style-name="T8">http://spliddit.org/</text:span><text:span text:style-name="T9"> </text:span><text:span text:style-name="T11">וכאן:</text:span><text:span text:style-name="T9"> <text:s/></text:span><text:span text:style-name="T8">http://www.fairoutcomes.com/</text:span><text:span text:style-name="T59">.</text:span></text:p>
      <text:p text:style-name="P21"><text:span text:style-name="T7">בשיעור הזה </text:span>אנחנו מניחים שלכל המשתתפים ישנן זכויות שוות, אבל יש להם <text:span text:style-name="T10">העדפות שונות</text:span>.</text:p>
      <text:p text:style-name="P21"><text:span text:style-name="T12">דוגמה מעשית היא </text:span><text:span text:style-name="T3">חלוקת קרקע בין יורשים</text:span><text:span text:style-name="T12">: לכל היורשים זכויות שוות, אבל חלקם מעדיפים נניח את האיזור שליד הים, אחרים את האיזור שליד הכביש, וכו'. <text:s/>אם שמאי "אובייקטיבי" כביכול יחלק את הקרקע בצורה שנראית לו הוגנת, לא בטוח שהחלוקה תיחשב להוגנת בעיני היורשים.</text:span></text:p>
      <text:p text:style-name="P21"><text:span text:style-name="T12">דוגמה נוספת היא </text:span><text:span text:style-name="T2">חלוקת עוגת יום-הולדת בין ילדים</text:span><text:span text:style-name="T6">. אנחנו מניחים שלכל ילד יש זכויות שוות, אבל יש להם טעמים שונים - אחד אוהב שוקולד, אחד אוהב קצפת וכו'. אם אנחנו - ההורים - נחלק את העוגה בצורה שנראית לנו שווה - לא בטוח שהילדים יסכימו שהחלוקה שווה. הם עלולים לקנא ולריב וזה לא יהיה נעים... מה עושים? האם אפשר לחלק את הקרקע/העוגה באופן שכל המשתתפים יסכימו שהחלוקה הוגנת?</text:span></text:p>
      <text:p text:style-name="P22">רוב האנשים יאמרו שזה בלתי-אפשרי - אין סיכוי שכולם יסכימו שהחלוקה הוגנת. למרבה ההפתעה, ישנו <text:span text:style-name="T6">אלגוריתם פשוט </text:span>שפותר את הבעיה עבור שני ילדים<text:span text:style-name="T14"> (נניח, עמי ותמי):</text:span></text:p>
      <text:list text:style-name="L1">
        <text:list-item>
          <text:p text:style-name="P41"><text:span text:style-name="T14">עמי </text:span>חותך<text:span text:style-name="T13"> את העוגה לשניים;</text:span></text:p>
        </text:list-item>
        <text:list-item>
          <text:p text:style-name="P42">תמי בוחרת חלק אחד, ועמי מקבל את החלק שנשאר.</text:p>
        </text:list-item>
      </text:list>
      <text:p text:style-name="P24">למה זה עובד? <text:span text:style-name="T14">כי עמי יכול לחתוך את העוגה לשני חלקים שווים בעיניו, ואם תמי חושבת שהחלוקה לא שווה - היא יכולה פשוט לבחור את החלק הטוב יותר בעיניה!</text:span></text:p>
      <text:p text:style-name="P23">החלוקה המתקבלת היא הוגנת בשני מובנים:</text:p>
      <text:list text:style-name="L2">
        <text:list-item>
          <text:p text:style-name="P43">כל משתתף חושב שהחלק שלו שווה לפחות 1/2 מהשווי הכללי <text:span text:style-name="T15">של העוגה/הקרקע. חלוקה כזאת נקראת </text:span><text:span text:style-name="T4">פרופורציונלית (proportional).</text:span></text:p>
        </text:list-item>
        <text:list-item>
          <text:p text:style-name="P44">כל משתתף חושב שהחלק שלו שווה לפחות כמו החלק שהשני קיבל. חלוקה כזאת נקראת <text:span text:style-name="T1">ללא קנאה (envy-free)</text:span>.</text:p>
        </text:list-item>
      </text:list>
      <text:p text:style-name="P25">זה די מפתיע שאלגוריתם כל-כך פשוט משיג תכונות כל-כך יפות. אבל עדיין מדובר רק בחלוקה לשניים. מה קורה אם רוצים לחלק עוגה/קרקע לשלושה אנשים או יותר<text:span text:style-name="T16"> - האם אפשר להשיג את שתי התכונות הללו?</text:span></text:p>
      <text:p text:style-name="P29"><text:span text:style-name="T1">שאלה</text:span>: איזו משתי התכונות שלמעלה - חלוקה פרופורציונלית או חלוקה ללא-קנאה - נראית לכם קשה יותר להשגה?</text:p>
      <text:p text:style-name="P32"><text:span text:style-name="T1">תשובה</text:span>: חלוקה ללא-קנאה היא קשה לפחות כמו חלוקה פרופורציונלית. הוכחה: <text:span text:style-name="T61">ב</text:span>חלוקה ללא קנאה, כל <text:span text:style-name="T61">שחקן </text:span>חושב <text:span text:style-name="T61">שערך הפרוסה שקיבל הוא </text:span><text:span text:style-name="T44">המקסימום</text:span><text:span text:style-name="T61"> מבין כל n ערכי הפרוסות. בכל קבוצה של מספרים, המקסימום גדול או שווה מהממוצע. לכן כל אחד חושב שערך הפרוסה שקיבל גדול לפחות כמו הממוצע של כל ערכי הפרוסות, שהוא ערך העוגה כולה חלקי n. לכן החלוקה פרופורציונלית.</text:span></text:p>
      <text:p text:style-name="P30"><text:soft-page-break/>אנחנו נראה שחלוקה ללא-קנאה קשה הרבה יותר מחלוקה פרופורציונלית. אבל נתחיל מהמשימה הקלה יותר - חלוקה פרופורציונלית. </text:p>
      <text:p text:style-name="P38">חלוקת-עוגה פרופורציונלית</text:p>
      <text:p text:style-name="P31">האלגוריתם <text:span text:style-name="T17">הראשון לחלוקת עוגה פרופורציונלית פורסם</text:span> ע"י המתמטיקאי היהודי-פולני הוגו שטיינהאוס ב-1948.<text:span text:style-name="T17"> הוא נקרא אלגוריתם "המפחית האחרון" (last diminisher) - עוד מעט <text:s/>נבין למה. האלגוריתם הוא רקורסיבי:</text:span></text:p>
      <text:p text:style-name="P33">אם נשאר רק שחקן אחד - הוא מקבל את כל העוגה.</text:p>
      <text:p text:style-name="P33">אם יש יותר משחקן אחד - אנחנו מסדרים את השחקנים בסדר שרירותי כלשהו, ואז:</text:p>
      <text:list text:style-name="L3">
        <text:list-item>
          <text:p text:style-name="P48">מבקשים מהראשון לסמן על העוגה פרוסה ששווה בעיניו בדיוק 1/n. </text:p>
        </text:list-item>
        <text:list-item>
          <text:p text:style-name="P45"><text:span text:style-name="T48">שואלים את השני: "האם החלק </text:span><text:span text:style-name="T49">המסומן </text:span><text:span text:style-name="T48">שווה בעיניך לכל היותר 1/n?". אם הוא אמר "כן" - ממשיכים הלאה. אם הוא אמר "לא - החלק שווה יותר מ-1/n" אז </text:span><text:span text:style-name="T50">מבקשים ממנו "להפחית" את החלק המסומן כך שיישאר חלק קטן יותר ששווה בעיניו בדיוק 1/n.</text:span></text:p>
        </text:list-item>
        <text:list-item>
          <text:p text:style-name="P46"><text:span text:style-name="T47">עוברים לשלישי ושואלים אותו הדבר: </text:span><text:span text:style-name="T48">"האם החלק </text:span><text:span text:style-name="T49">המסומן </text:span><text:span text:style-name="T48">שווה בעיניך לכל היותר 1/n?". </text:span><text:span text:style-name="T47">אם כן - ממשיכים הלאה, אם לא - הוא מפחית.</text:span></text:p>
        </text:list-item>
        <text:list-item>
          <text:p text:style-name="P49">ממשיכים כך עד שעוברים על כל n השחקנים.</text:p>
        </text:list-item>
      </text:list>
      <text:p text:style-name="P36">בסופו של דבר, השחקן האחרון שנגע בעוגה מקבל את הפרוסה המסומנת והולך הביתה. נשארו n-1 שחקנים, והם ממשיכים לחלק את העוגה ביניהם באופן רקורסיבי.</text:p>
      <text:p text:style-name="P27"><text:span text:style-name="T54">משפט</text:span><text:span text:style-name="T56">:</text:span><text:span text:style-name="T51"> </text:span><text:span text:style-name="T47">אלגוריתם </text:span><text:span text:style-name="T51">"המפחית האחרון" תמיד </text:span><text:span text:style-name="T47">נותן חלוקה פרופורציונלית. </text:span></text:p>
      <text:p text:style-name="P27"><text:span text:style-name="T54">הוכח</text:span><text:span text:style-name="T55">ה</text:span><text:span text:style-name="T56">:</text:span><text:span text:style-name="T51"> </text:span><text:span text:style-name="T47">לשם </text:span><text:span text:style-name="T51">ההוכחה </text:span><text:span text:style-name="T47">נניח ששווי העוגה עבור כל השחקנים הוא n</text:span><text:span text:style-name="T51">. נוכיח ש</text:span><text:span text:style-name="T47">כל שחקן </text:span><text:span text:style-name="T51">מ</text:span><text:span text:style-name="T47">קבל פרוסה בשווי 1. ההוכחה באינדוקציה על n.</text:span></text:p>
      <text:p text:style-name="P26"><text:span text:style-name="T45">הבסיס</text:span><text:span text:style-name="T47"> - n=1 - שחקן אחד מקבל את כל העוגה והשווי שלה עבורו הוא 1.</text:span></text:p>
      <text:p text:style-name="P26"><text:span text:style-name="T45">הצעד </text:span><text:span text:style-name="T47">- נניח שזה נכון עבור n-1 שחקנים, ונניח שיש לנו n שחקנים. האלגוריתם נותן לשחקן אחד, פרוסה אחת שהוא סימן, ואם הוא סימן נכון - הפרוסה הזו שווה בעיניו בדיוק 1. עבור שאר השחקנים, הפרוסה הזו שווה לכל היותר 1. לכל, ערך העוגה הנשארת עבור שאר השחקנים הוא לפחות n-1. לפי הנחת האינדוקציה, כל אחד מהם יקבל פרוסה ששוויה בעיניו לפחות 1.</text:span></text:p>
      <text:p text:style-name="P37">מבחינה כלכלית השגנו את מה שרצינו - חלוקה פרופורציונלית. אבל בקורס הזה אנחנו לא רק כלכלנים - אנחנו גם אנשי מדעי-המחשב. ובמדעי-המחשב מתעניינים גם בשאלת היעילות החישובית. בפרט, מהי סיבוכיות זמן-הריצה של האלגוריתם הזה?</text:p>
      <text:p text:style-name="P8"><text:span text:style-name="T19">מ</text:span><text:span text:style-name="T20">שפט</text:span><text:span text:style-name="T22">: אלגוריתם “המפחית האחרון” משתמש ב- O(</text:span><text:span text:style-name="T27">n</text:span><text:span text:style-name="T29">2</text:span><text:span text:style-name="T22">) שאילתות.</text:span></text:p>
      <text:p text:style-name="P10"><text:span text:style-name="T20">הוכחה</text:span><text:span text:style-name="T22">: בכל צעד שחקן אחד יוצא – </text:span><text:span text:style-name="T27">n</text:span><text:span text:style-name="T22"> צעדים.</text:span></text:p>
      <text:p text:style-name="P10"><text:span text:style-name="T22">בכל צעד צריך לשאול כל שחקן שאילתה אחת.</text:span><text:span text:style-name="T23"> </text:span><text:span text:style-name="T22">סה”כ O(</text:span><text:span text:style-name="T27">n</text:span><text:span text:style-name="T29">2</text:span><text:span text:style-name="T22">) שאילתות.</text:span></text:p>
      <text:p text:style-name="P14"/>
      <text:p text:style-name="P16">זה יפה אבל לא מספיק - אנחנו מחפשים אלגוריתם מהיר יותר. <text:span text:style-name="T42"><text:s/>ואכן יש אלגוריתם כזה! הוא פותח ע"י שני מדענים ישראליים (מהטכניון) - שמעון אבן ז"ל ועזריה פז יבדל"א. גם האלגוריתם הזה הוא רקורסיבי:</text:span></text:p>
      <text:p text:style-name="P16"><text:soft-page-break/></text:p>
      <text:p text:style-name="P34">אם נשאר רק שחקן אחד - הוא מקבל את כל העוגה.</text:p>
      <text:p text:style-name="P35">אם יש יותר משחקן אחד<text:span text:style-name="T43">, ומספר השחקנים זוגי</text:span> - </text:p>
      <text:list text:style-name="L4">
        <text:list-item>
          <text:p text:style-name="P47"><text:span text:style-name="T52">מבקשים מכל שחקן </text:span><text:span text:style-name="T53">לסמן קו המחלק </text:span><text:span text:style-name="T52">את העוגה לשני חצאים שוים בעיניו.</text:span></text:p>
        </text:list-item>
        <text:list-item>
          <text:p text:style-name="P47"><text:span text:style-name="T53">חותכים את העוגה </text:span><text:span text:style-name="T46">בחציון</text:span><text:span text:style-name="T53"> של </text:span><text:span text:style-name="T46">n</text:span><text:span text:style-name="T53"> הקוים </text:span><text:span text:style-name="T46">(מי זוכר איך מחשבים חציון?)</text:span><text:span text:style-name="T53">.</text:span></text:p>
        </text:list-item>
        <text:list-item>
          <text:p text:style-name="P50">שולחים כל שחקן לחצי שמכיל את הקו שלו - n/2 שחקנים לצד ימין ו n/2 שחקנים לצד שמאל.</text:p>
        </text:list-item>
        <text:list-item>
          <text:p text:style-name="P50">מחלקים כל חצי באופן רקורסיבי בין ה n/2 שחקנים.</text:p>
        </text:list-item>
      </text:list>
      <text:p text:style-name="P3">אם מספר השחקנים איזוגי - מריצים צעד אחד של אלגוריתם "המפחית האחרון".</text:p>
      <text:p text:style-name="P7"><text:span text:style-name="T18">מ</text:span><text:span text:style-name="T20">שפט</text:span><text:span text:style-name="T22">: אלגוריתם אבן-פז נותן חלוקה פרופורציונלית - כל שחקן המשחק לפי הכללים מקבל לפחות 1/</text:span><text:span text:style-name="T27">n</text:span><text:span text:style-name="T22"> מערך העוגה בעיניו.</text:span></text:p>
      <text:p text:style-name="P10"><text:span text:style-name="T20">הוכחה</text:span><text:span text:style-name="T22">: נניח שערך העוגה כולה הוא </text:span><text:span text:style-name="T27">n</text:span><text:span text:style-name="T22">. נוכיח שכל שחקן מקבל חלק ששווה בעיניו לפחות 1. נוכיח באינדוקציה על </text:span><text:span text:style-name="T27">n</text:span><text:span text:style-name="T22">. </text:span><text:span text:style-name="T28">בסיס</text:span><text:span text:style-name="T22">: שחקן אחד מקבל הכל.</text:span></text:p>
      <text:p text:style-name="P11"><text:span text:style-name="T28">צעד</text:span><text:span text:style-name="T22">: נניח </text:span><text:span text:style-name="T24">שהמשפט </text:span><text:span text:style-name="T22">נכון לכל מספר שחקנים עד n-1. עכשיו יש </text:span><text:span text:style-name="T27">n</text:span><text:span text:style-name="T22">. כל מי שמשחק לפי הכללים, מגיע לחלק ששווה בעיניו לפחות </text:span><text:span text:style-name="T27">k</text:span><text:span text:style-name="T22">, ויש בו </text:span><text:span text:style-name="T27">k</text:span><text:span text:style-name="T22"> שחקנים, כאשר </text:span><text:span text:style-name="T27">k</text:span><text:span text:style-name="T22"> הוא </text:span><text:span text:style-name="T27">n</text:span><text:span text:style-name="T22">/2 או </text:span><text:span text:style-name="T25">1 או n-1.</text:span><text:span text:style-name="T22"> לפי הנחת האינדוקציה, כל אחד מקבל לפחות 1. <text:s text:c="3"/>***</text:span></text:p>
      <text:p text:style-name="P17"/>
      <text:p text:style-name="P17">עכשיו נוכיח שהאלגוריתם באמת יותר מהיר.</text:p>
      <text:p text:style-name="P4"/>
      <text:p text:style-name="P9"><text:span text:style-name="T20">משפט</text:span><text:span text:style-name="T22">: אלגוריתם אבן-פז משתמש ב- O(</text:span><text:span text:style-name="T27">n</text:span><text:span text:style-name="T22"> log </text:span><text:span text:style-name="T27">n</text:span><text:span text:style-name="T22">) שאילתות.</text:span></text:p>
      <text:p text:style-name="P11"><text:span text:style-name="T21">הוכחה</text:span><text:span text:style-name="T22">: נעגל את </text:span><text:span text:style-name="T27">n</text:span><text:span text:style-name="T22"> למעלה לחזקה הקרובה של 2. הגדלנו אותו </text:span><text:span text:style-name="T26">פחות מפי </text:span><text:span text:style-name="T22">2. <text:s/>עכשיו, בכל צעד, גודל הקבוצות קטֵן פי 2. לכן מספר הצעדים הוא לכל היותר log</text:span><text:span text:style-name="T30">2</text:span><text:span text:style-name="T22">(2 </text:span><text:span text:style-name="T27">n</text:span><text:span text:style-name="T22">). <text:s text:c="2"/>בכל צעד, שואלים כל שחקן שאילתה אחת. לכן הסיבוכיות </text:span><text:span text:style-name="T40">O(</text:span><text:span text:style-name="T41">n</text:span><text:span text:style-name="T40"> log </text:span><text:span text:style-name="T41">n</text:span><text:span text:style-name="T40">)</text:span><text:span text:style-name="T22">.</text:span></text:p>
      <text:p text:style-name="P15"/>
      <text:p text:style-name="P6"><text:span text:style-name="T47">האם אפשר לשפר עוד יותר את זמן הריצה? התשובה היא לא! אבל זה בכלל לא פשוט להוכיח. זה הוכח רק בשנת 2007 - ראו במאמרים להרחבה, "</text:span><text:span text:style-name="Citation"><text:span text:style-name="T57">On the complexity of cake cutting</text:span></text:span><text:span text:style-name="T47">".</text:span></text:p>
      <text:p text:style-name="P39">חלוקת עוגה על נתונים אמיתיים</text:p>
      <text:p text:style-name="P12"><text:span text:style-name="T31">לאחרונה השתתפתי במחקר שנעשה ע"י </text:span><text:span text:style-name="T32">איתי שטכמן (סטודנט לתואר שני </text:span><text:span text:style-name="T33">בהנחיית ד"ר ריקה גונן מהאוניברסיטה הפתוחה</text:span><text:span text:style-name="T32">), </text:span><text:span text:style-name="T33">המחקר </text:span><text:span text:style-name="T32">השווה את הביצועים של אלגוריתם אבן-פז לשיטות החלוקה המקובלות, שהן </text:span><text:span text:style-name="T33">(1) </text:span><text:span text:style-name="T32">מכיר</text:span><text:span text:style-name="T33">ת הקרקע</text:span><text:span text:style-name="T32"> </text:span><text:span text:style-name="T33">וחלוקת הכסף בין השותפים, </text:span><text:span text:style-name="T32">ו </text:span><text:span text:style-name="T33">(2) </text:span><text:span text:style-name="T32">הערכת שמאי </text:span><text:span text:style-name="T33">וחלוקת הקרקע לחלקים שווי-מחיר, </text:span><text:span text:style-name="T34">על נתונים אמיתיים של ערכי-קרקע מאתר מדל”ן הישראלי, וכן נתונים של ערכי קרקע של מכון </text:span><text:span text:style-name="T36">motu בניו-זילנד.</text:span><text:span text:style-name="T32"> <text:s/>נבדקו מדדים רבים, למשל, הערך הנמוך ביותר של משתתף. <text:s text:c="2"/></text:span></text:p>
      <text:p text:style-name="P19"/>
      <text:p text:style-name="P12"><text:span text:style-name="T33">אלגוריתם אבן-פז ניצח ברוב המדדים. למשל, אם מנרמלים את הערכים כך שהערך של כל העוגה הוא </text:span><text:span text:style-name="T39">n</text:span><text:span text:style-name="T35">, אז מכירה נותנת לכל משתתף בדיוק 1; </text:span><text:span text:style-name="T36">אלגוריתם אבן-פז נותן לכל משתתף יותר מ-1 – </text:span><text:span text:style-name="T37">אפילו המשתתף שמקבל את הערך הנמוך ביותר, מקבל בסביבות 5% מעל הערך של "1” שמגיע לו; זאת משום שאלגוריתם חלוקה הוגנת מנצל את העובדה שלאנשים שונים יש ערכים שונים כדי לתת לכל אחד מהם את מה שהוא רוצה. לעומת זאת, בחלוקת שמאי, המתעלמת מהערכים האישיים של המשתתפים, היו משתתפים שקיבלו הרבה פחות מ-1.</text:span><text:span text:style-name="T38"> ראו גרפים במצגת.</text:span></text:p>
      <text:p text:style-name="P5"/>
      <text:p text:style-name="P13"><text:soft-page-break/><text:span text:style-name="T58"/></text:p>
      <text:p text:style-name="P18"/>
      <text:p text:style-name="P28">סיכם: אראל סגל-הלוי.</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achlieli CLM3" svg:font-family="'Nachlieli CLM'" style:font-adornments="Regular" style:font-pitch="fixed"/>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family-generic="roman" style:font-pitch="variable"/>
    <style:font-face style:name="WenQuanYi Micro Hei" svg:font-family="'WenQuanYi Micro Hei'"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רוך ה’ חונן הדעת</text:p>
      </style:header>
      <style:footer>
        <text:p text:style-name="MP2">- <text:page-number text:select-page="current">4</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1-04T18:18:28.350895855</meta:creation-date>
    <meta:generator>LibreOffice/7.5.9.2$Windows_X86_64 LibreOffice_project/cdeefe45c17511d326101eed8008ac4092f278a9</meta:generator>
    <dc:date>2024-03-14T12:38:46.502000000</dc:date>
    <meta:editing-duration>P8DT16H20M43S</meta:editing-duration>
    <meta:editing-cycles>1090</meta:editing-cycles>
    <meta:document-statistic meta:table-count="0" meta:image-count="0" meta:object-count="0" meta:page-count="4" meta:paragraph-count="54" meta:word-count="1216" meta:character-count="6674" meta:non-whitespace-character-count="5504"/>
  </office:meta>
</office:document-meta>
</file>